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9pt" style:font-size-asian="9pt" style:font-size-complex="9pt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row table:style-name="ro1">
          <table:table-cell table:style-name="ce1" office:value-type="string" calcext:value-type="string">
            <text:p>Module No.</text:p>
          </table:table-cell>
          <table:table-cell table:style-name="ce2" office:value-type="string" calcext:value-type="string">
            <text:p>Scint Bar</text:p>
          </table:table-cell>
          <table:table-cell table:style-name="ce2" office:value-type="string" calcext:value-type="string">
            <text:p>Paddle No.</text:p>
          </table:table-cell>
          <table:table-cell table:style-name="ce2" office:value-type="string" calcext:value-type="string">
            <text:p>ADC Slot</text:p>
          </table:table-cell>
          <table:table-cell table:style-name="ce2" office:value-type="string" calcext:value-type="string">
            <text:p>ADC Channel</text:p>
          </table:table-cell>
          <table:table-cell table:style-name="ce2" office:value-type="string" calcext:value-type="string">
            <text:p>TDC Slot</text:p>
          </table:table-cell>
          <table:table-cell table:style-name="ce2" office:value-type="string" calcext:value-type="string">
            <text:p>TDC Channel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n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n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n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n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ne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on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one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n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one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ne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n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one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on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one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n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n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n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n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ne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n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one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on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ne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n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one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ne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n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one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on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one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on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one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n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Non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n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ne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one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n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ne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on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one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on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ne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one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n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one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on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one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n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Non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n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n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ne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on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one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n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ne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on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one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n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ne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on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one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n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n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n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ne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n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one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on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ne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on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ne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one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n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one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on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one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n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n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n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n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one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Non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ne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on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one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on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ne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one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n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one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on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one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n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n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n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ne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one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n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ne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Non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one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on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ne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one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n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one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on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one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n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n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n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n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ne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n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one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on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ne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Non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one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ne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n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one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on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one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n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n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n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n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ne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on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one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n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ne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Non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one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n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ne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on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one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n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n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n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n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one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on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ne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n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one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Non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ne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n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one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on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one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n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n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one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n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ne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on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one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on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ne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one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Non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one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on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one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n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n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n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n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ne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on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one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n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ne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on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one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n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ne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Non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one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on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one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n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n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n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n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ne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n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one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on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ne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n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one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ne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n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one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on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one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on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one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n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n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n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n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ne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n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one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on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ne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n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one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ne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n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one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on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one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on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one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style-name="Default"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table:style-name="Default"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style-name="Default"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table:style-name="Default"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style-name="Default"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table:style-name="Default"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style-name="Default"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table:style-name="Default"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style-name="Default"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table:style-name="Default"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style-name="Default"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table:style-name="Default"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style-name="Default"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table:style-name="Default"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style-name="Default"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table:style-name="Default"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table:style-name="Default"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style-name="Default"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table:style-name="Default"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table:style-name="Default"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table:style-name="Default"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table:style-name="Default"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table:style-name="Default"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style-name="Default"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table:style-name="Default"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table:style-name="Default"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table:style-name="Default"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style-name="Default"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table:style-name="Default"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table:style-name="Default"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table:style-name="Default"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table:style-name="Default"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table:style-name="Default"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table:style-name="Default"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table:style-name="Default"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table:style-name="Default"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table:style-name="Default"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table:style-name="Default"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table:style-name="Default"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table:style-name="Default"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table:style-name="Default"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table:style-name="Default"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table:style-name="Default" office:value-type="float" office:value="15" calcext:value-type="float">
            <text:p>1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style-name="Default"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table:style-name="Default"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style-name="Default"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table:style-name="Default"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table:style-name="Default"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table:style-name="Default"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table:style-name="Default"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table:style-name="Default"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table:style-name="Default"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table:style-name="Default"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table:style-name="Default"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table:style-name="Default"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table:style-name="Default"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table:style-name="Default" office:value-type="float" office:value="15" calcext:value-type="float">
            <text:p>1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style-name="Default"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table:style-name="Default"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style-name="Default"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table:style-name="Default"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table:style-name="Default"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table:style-name="Default"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table:style-name="Default"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table:style-name="Default"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table:style-name="Default"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table:style-name="Default"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table:style-name="Default"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table:style-name="Default"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table:style-name="Default"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table:style-name="Default" office:value-type="float" office:value="15" calcext:value-type="float">
            <text:p>1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style-name="Default"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table:style-name="Default"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style-name="Default"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table:style-name="Default"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table:style-name="Default"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table:style-name="Default"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table:style-name="Default"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table:style-name="Default"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table:style-name="Default"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table:style-name="Default"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table:style-name="Default"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table:style-name="Default"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table:style-name="Default"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table:style-name="Default" office:value-type="float" office:value="15" calcext:value-type="float">
            <text:p>1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style-name="Default"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style-name="Default"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table:style-name="Default"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table:style-name="Default"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table:style-name="Default"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table:style-name="Default"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table:style-name="Default"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table:style-name="Default"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table:style-name="Default"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table:style-name="Default"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table:style-name="Default"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table:style-name="Default"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table:style-name="Default"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table:style-name="Default" office:value-type="float" office:value="15" calcext:value-type="float">
            <text:p>1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table:style-name="Default"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table:style-name="Default"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table:style-name="Default"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table:style-name="Default"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table:style-name="Default"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table:style-name="Default"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table:style-name="Default"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table:style-name="Default"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table:style-name="Default"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table:style-name="Default"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table:style-name="Default"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table:style-name="Default"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table:style-name="Default"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table:style-name="Default" office:value-type="float" office:value="15" calcext:value-type="float">
            <text:p>1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table:style-name="Default"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table:style-name="Default"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table:style-name="Default"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table:style-name="Default"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table:style-name="Default"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table:style-name="Default"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table:style-name="Default"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table:style-name="Default"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table:style-name="Default"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table:style-name="Default"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table:style-name="Default" office:value-type="float" office:value="14" calcext:value-type="float">
            <text:p>1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table:style-name="Default"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table:style-name="Default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table:style-name="Default"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table:style-name="Default"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table:style-name="Default"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table:style-name="Default"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table:style-name="Default"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table:style-name="Default"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table:style-name="Default"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table:style-name="Default"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table:style-name="Default"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table:style-name="Default"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table:style-name="Default"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table:style-name="Default"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table:style-name="Default"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table:style-name="Default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table:style-name="Default"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table:style-name="Default"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style-name="Default"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table:style-name="Default"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style-name="Default"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table:style-name="Default"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table:style-name="Default"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table:style-name="Default"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table:style-name="Default"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table:style-name="Default"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table:style-name="Default"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table:style-name="Default"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table:style-name="Default" office:value-type="float" office:value="14" calcext:value-type="float">
            <text:p>1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table:style-name="Default"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style-name="Default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table:style-name="Default"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style-name="Default"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style-name="Default"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table:style-name="Default"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style-name="Default"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table:style-name="Default"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table:style-name="Default"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table:style-name="Default"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table:style-name="Default"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table:style-name="Default"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table:style-name="Default"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table:style-name="Default"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table:style-name="Default" office:value-type="float" office:value="14" calcext:value-type="float">
            <text:p>1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table:style-name="Default"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style-name="Default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table:style-name="Default"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style-name="Default"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Default"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style-name="Default"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table:style-name="Default"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table:style-name="Default"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table:style-name="Default"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table:style-name="Default"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table:style-name="Default"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table:style-name="Default"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table:style-name="Default"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table:style-name="Default"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table:style-name="Default" office:value-type="float" office:value="14" calcext:value-type="float">
            <text:p>1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table:style-name="Default"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style-name="Default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table:style-name="Default"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style-name="Default"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table:style-name="Default"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style-name="Default"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table:style-name="Default"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table:style-name="Default"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table:style-name="Default"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table:style-name="Default"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table:style-name="Default"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table:style-name="Default"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table:style-name="Default"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table:style-name="Default"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table:style-name="Default" office:value-type="float" office:value="14" calcext:value-type="float">
            <text:p>1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table:style-name="Default"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style-name="Default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table:style-name="Default"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style-name="Default"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UMing HK" style:font-family-asian="'AR PL UMing H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aq </meta:initial-creator>
    <meta:creation-date>2016-12-14T09:59:55.681178132</meta:creation-date>
    <dc:date>2016-12-15T11:35:30.027933483</dc:date>
    <dc:creator>adaq </dc:creator>
    <meta:editing-duration>PT32M54S</meta:editing-duration>
    <meta:editing-cycles>1</meta:editing-cycles>
    <meta:document-statistic meta:table-count="1" meta:cell-count="2751" meta:object-count="0"/>
    <meta:generator>LibreOffice/4.3.7.2$Linux_x86 LibreOffice_project/430$Build-2</meta:generator>
  </office:meta>
</office:document-meta>
</file>